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section text:name="Section1" text:style-name="Sect1"><text:h text:outline-level="1" text:style-name="rststyle-heading1">docutils with Zotero</text:h><text:p text:style-name="rststyle-textbody"><office:annotation><text:p>-   :zc:`[@nonexistent]`</text:p></office:annotation></text:p>-   :zc:`[@nonexistent]`<text:p text:style-name="rststyle-textbody"><office:annotation><text:p>-   :zc:`@nonexistent`</text:p></office:annotation></text:p>-   :zc:`@nonexistent`<text:list text:style-name="rststyle-bulletlist"><text:list-item><text:p text:style-name="rststyle-bulletitem">(Doe 2005) says blah.</text:p></text:list-item><text:list-item><text:p text:style-name="rststyle-bulletitem">(Doe 2005, p. 30) says blah.</text:p></text:list-item><text:list-item><text:p text:style-name="rststyle-bulletitem">(Doe 2005, p. 30 with suffix) says blah.</text:p></text:list-item></text:list><text:p text:style-name="rststyle-textbody"><office:annotation><text:p>- :zc:`@item1; -@item2 p. 30; see also @item3` says blah.</text:p></office:annotation></text:p>- :zc:`@item1; -@item2 p. 30; see also @item3` says blah.<text:list text:style-name="rststyle-bulletlist"><text:list-item><text:p text:style-name="rststyle-bulletitem">In a note. <text:note text:id="id4" text:note-class="footnote"><text:note-citation text:label="1">1</text:note-citation><text:note-body><text:p text:style-name="rststyle-footnote">A citation without locators (Doe and Roe 2007).</text:p></text:note-body></text:note></text:p></text:list-item></text:list><text:p text:style-name="rststyle-textbody"><office:annotation><text:p>- A citation group :zc:`see @item1 p. 34-35; also @item3 chap. 3`.</text:p></office:annotation></text:p>- A citation group :zc:`see @item1 p. 34-35; also @item3 chap. 3`.<text:list text:style-name="rststyle-bulletlist"><text:list-item><text:p text:style-name="rststyle-bulletitem">Another one (see Doe 2005, p. 34-35).</text:p></text:list-item><text:list-item><text:p text:style-name="rststyle-bulletitem">And another one in a note. <text:note text:id="id5" text:note-class="footnote"><text:note-citation text:label="2">2</text:note-citation><text:note-body/></text:note></text:p></text:list-item><text:list-item><text:p text:style-name="rststyle-bulletitem">Citation with a suffix and locator (Doe 2005, pp. 33, 35-37 and nowhere else).</text:p></text:list-item><text:list-item><text:p text:style-name="rststyle-bulletitem">Citation with suffix only (Doe 2005 and nowhere else).</text:p></text:list-item><text:list-item><text:p text:style-name="rststyle-bulletitem">Now some modifiers. <text:note text:id="id6" text:note-class="footnote"><text:note-citation text:label="3">3</text:note-citation><text:note-body><text:p text:style-name="rststyle-footnote">Like a citation without author: (2005), and now Doe with a locator (2006, p. 44).</text:p></text:note-body></text:note></text:p></text:list-item></text:list><text:p text:style-name="rststyle-textbody"><office:annotation><text:p>- With some markup :zc:`*see* @item1 p. **32**`.</text:p></office:annotation></text:p>- With some markup :zc:`*see* @item1 p. **32**`.<text:p text:style-name="rststyle-textbody"><office:annotation><text:p>Some citations :zc:`see @item2 chap. 3; @item3; @item1`.</text:p></office:annotation></text:p>Some citations :zc:`see @item2 chap. 3; @item3; @item1`.</text:section>
      <text:section text:name="Section2" text:style-name="Sect1">
        <text:h text:outline-level="1" text:style-name="rststyle-heading1">References</text:h>
        <text:p text:style-name="rststyle-csl-entry">Doe, John. 2005. <text:span text:style-name="rststyle-emphasis">First Book</text:span>. Cambridge: Cambridge University Press.</text:p>
        <text:p text:style-name="rststyle-csl-entry">———. 2006. “Article.” <text:span text:style-name="rststyle-emphasis">Journal of Generic Studies</text:span> 6: 33-34.</text:p>
        <text:p text:style-name="rststyle-csl-entry">Doe, John, and Jenny Roe. 2007. Why Water Is Wet. In <text:span text:style-name="rststyle-emphasis">Third Book</text:span>, ed. Sam Smith. Oxford: Oxford University Press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" ns2:family="paragraph" ns2:list-style-name="" ns2:name="rststyle-heading2" ns2:next-style-name="Text_20_body" ns2:parent-style-name="Heading_20_2"/>
    <ns2:style ns2:default-outline-level="" ns2:family="paragraph" ns2:list-style-name="" ns2:name="rststyle-heading3" ns2:next-style-name="Text_20_body" ns2:parent-style-name="Heading_20_3"/>
    <ns2:style ns2:default-outline-level="" ns2:family="paragraph" ns2:list-style-name="" ns2:name="rststyle-heading4" ns2:next-style-name="Text_20_body" ns2:parent-style-name="Heading_20_4"/>
    <ns2:style ns2:default-outline-level="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" ns2:family="paragraph" ns2:list-style-name="" ns2:name="rststyle-heading6" ns2:next-style-name="Text_20_body" ns2:parent-style-name="Heading_20_6"/>
    <ns2:style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min-label-distance="0.15in"/>
      </ns7:outline-level-style>
      <ns7:outline-level-style ns2:num-format="" ns7:level="2">
        <ns2:list-level-properties ns7:min-label-distance="0.15in"/>
      </ns7:outline-level-style>
      <ns7:outline-level-style ns2:num-format="" ns7:level="3">
        <ns2:list-level-properties ns7:min-label-distance="0.15in"/>
      </ns7:outline-level-style>
      <ns7:outline-level-style ns2:num-format="" ns7:level="4">
        <ns2:list-level-properties ns7:min-label-distance="0.15in"/>
      </ns7:outline-level-style>
      <ns7:outline-level-style ns2:num-format="" ns7:level="5">
        <ns2:list-level-properties ns7:min-label-distance="0.15in"/>
      </ns7:outline-level-style>
      <ns7:outline-level-style ns2:num-format="" ns7:level="6">
        <ns2:list-level-properties ns7:min-label-distance="0.15in"/>
      </ns7:outline-level-style>
      <ns7:outline-level-style ns2:num-format="" ns7:level="7">
        <ns2:list-level-properties ns7:min-label-distance="0.15in"/>
      </ns7:outline-level-style>
      <ns7:outline-level-style ns2:num-format="" ns7:level="8">
        <ns2:list-level-properties ns7:min-label-distance="0.15in"/>
      </ns7:outline-level-style>
      <ns7:outline-level-style ns2:num-format="" ns7:level="9">
        <ns2:list-level-properties ns7:min-label-distance="0.15in"/>
      </ns7:outline-level-style>
      <ns7:outline-level-style ns2:num-format="" ns7:level="10">
        <ns2:list-level-properties ns7:min-label-distance="0.15in"/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h</meta:initial-creator>
    <meta:creation-date>2011-08-31T20:48:29</meta:creation-date>
    <dc:creator>egh</dc:creator>
    <dc:date>2011-08-31T20:48:29</dc:date>
    <dc:language>en-US</dc:language>
    <meta:editing-cycles>1</meta:editing-cycles>
    <meta:editing-duration>PT00M01S</meta:editing-duration>
    <dc:title>[no title]</dc:title>
  </office:meta>
</office:document-meta>
</file>